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</style:style>
    <style:style style:name="P6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fo:font-weight="bold" style:font-size-asian="8pt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</style:style>
    <style:style style:name="P9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style:font-size-asian="8pt"/>
    </style:style>
    <style:style style:name="P11" style:family="paragraph" style:parent-style-name="Standard">
      <style:paragraph-properties>
        <style:tab-stops>
          <style:tab-stop style:position="0.3937in"/>
          <style:tab-stop style:position="3.2484in"/>
          <style:tab-stop style:position="5.9063in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3472in"/>
        </style:tab-stops>
      </style:paragraph-properties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</style:tab-stops>
      </style:paragraph-properties>
      <style:text-properties fo:font-size="11pt" fo:font-weight="bold" style:font-size-asian="11pt" style:font-weight-asian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6425in"/>
          <style:tab-stop style:position="4.3311in"/>
          <style:tab-stop style:position="5.5126in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weight="bold" style:font-weight-asian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tab/> <text:s/></text:span><text:span text:style-name="T1"><text:database-display text:table-name="" text:table-type="table" text:column-name="Début_période_en_cours">«Début_période_en_cours»</text:database-display></text:span><text:span text:style-name="T1"><text:s text:c="6"/></text:span><text:span text:style-name="T1"><text:database-display text:table-name="" text:table-type="table" text:column-name="Fin_période_en_cours">«Fin_période_en_cours»</text:database-display></text:span></text:p>
      <text:p text:style-name="P3"/>
      <text:p text:style-name="P4"/>
      <text:p text:style-name="P5"><text:tab/> <text:s text:c="2"/><text:span text:style-name="T1"><text:database-display text:table-name="" text:table-type="table" text:column-name="No_immatriculation">«No_immatriculation»</text:database-display></text:span></text:p>
      <text:p text:style-name="P6"/>
      <text:p text:style-name="P5"><text:tab/><text:span text:style-name="T1"><text:database-display text:table-name="" text:table-type="table" text:column-name="No_police">«No_police»</text:database-display></text:span></text:p>
      <text:p text:style-name="P7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8"/>
      <text:p text:style-name="P10"/>
      <text:p text:style-name="P11"><text:tab/><text:tab/> <text:s text:c="2"/><text:span text:style-name="T2"><text:database-display text:table-name="" text:table-type="table" text:column-name="Début_période_en_cours">«Début_période_en_cours»</text:database-display></text:span><text:span text:style-name="T2"><text:s text:c="5"/></text:span><text:span text:style-name="T2"><text:database-display text:table-name="" text:table-type="table" text:column-name="Fin_période_en_cours">«Fin_période_en_cours»</text:database-display></text:span><text:s text:c="39"/><text:span text:style-name="T2"><text:database-display text:table-name="" text:table-type="table" text:column-name="No_police">«No_police»</text:database-display></text:span><text:span text:style-name="T2"><text:tab/><text:tab/></text:span></text:p>
      <text:p text:style-name="P12"><text:tab/><text:tab/></text:p>
      <text:p text:style-name="P13"/>
      <text:p text:style-name="P14"><text:tab/><text:tab/><text:span text:style-name="T2"><text:database-display text:table-name="" text:table-type="table" text:column-name="No_immatriculation">«No_immatriculation»</text:database-display></text:span><text:tab/><text:span text:style-name="T2"><text:database-display text:table-name="" text:table-type="table" text:column-name="Catégorie_véhicule">«Catégorie_véhicule»</text:database-display></text:span><text:span text:style-name="T2"> - <text:s/></text:span><text:span text:style-name="T2"><text:database-display text:table-name="" text:table-type="table" text:column-name="Marque">«Marque»</text:database-display></text:span></text:p>
      <text:p text:style-name="P15"/>
      <text:p text:style-name="P16"/>
      <text:p text:style-name="P17"><text:tab/><text:tab/><text:span text:style-name="T2"><text:database-display text:table-name="" text:table-type="table" text:column-name="Nom_prénom_ou_Raison_sociale">«Nom_prénom_ou_Raison_sociale»</text:database-display></text:span></text:p>
      <text:p text:style-name="P17"><text:span text:style-name="T2"><text:tab/><text:tab/></text:span><text:span text:style-name="T2"><text:database-display text:table-name="" text:table-type="table" text:column-name="Numéro_et_voie">«Numéro_et_voie»</text:database-display></text:span></text:p>
      <text:p text:style-name="P17"><text:span text:style-name="T2"><text:tab/><text:tab/></text:span><text:span text:style-name="T2"><text:database-display text:table-name="" text:table-type="table" text:column-name="Lieu_dit">«Lieu_dit»</text:database-display></text:span></text:p>
      <text:p text:style-name="P18"><text:span text:style-name="T2"><text:tab/><text:tab/></text:span><text:span text:style-name="T2"><text:database-display text:table-name="" text:table-type="table" text:column-name="code_postal">«code_postal»</text:database-display></text:span><text:span text:style-name="T2"> </text:span><text:span text:style-name="T2"><text:database-display text:table-name="" text:table-type="table" text:column-name="bureau_distributeur">«bureau_distributeur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ai  bel air informatique</dc:creator>
    <dc:date>2004-05-06T18:41:00</dc:date>
    <meta:print-date>1997-08-12T11:09:00</meta:print-date>
    <meta:editing-cycles>64</meta:editing-cycles>
    <meta:editing-duration>PT1H37M</meta:editing-duration>
    <meta:document-statistic meta:table-count="0" meta:image-count="0" meta:object-count="0" meta:page-count="1" meta:paragraph-count="10" meta:word-count="16" meta:character-count="355" meta:non-whitespace-character-count="273"/>
    <meta:generator>LibreOffice/25.8.1.1$Windows_X86_64 LibreOffice_project/54047653041915e595ad4e45cccea684809c77b5</meta:generator>
  </office:meta>
</office:document-meta>
</file>